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at the very least it had one, and as she looked at, <text:span text:style-name="T1">『I'm jealous,』 </text:span>she lied. Somewhere deep down though, she did wish she were jealous. The clock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She just lie in bed doing nothing in particular. </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and they understood her a lot more than reality or anything that was real, so it was only natural that she wanted to spend more time with her head in the clouds than with her feet on the ground.</text:p>
      <text:p text:style-name="Normal">“...”</text:p>
      <text:p text:style-name="Normal">... There might have been a lie in that last sentence. </text:p>
      <text:p text:style-name="Normal">“...”</text:p>
      <text:p text:style-name="Normal">There just might be someone who understood her well, here on Earth. At least, that's what she thought, she could never really tell what that person was really thinking. But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 </text:p>
      <text:p text:style-name="Normal">“...”</text:p>
      <text:p text:style-name="Normal">Did she not? There might have been a lie in that last sentence too, and deep down, she knew that. Right now though, she wasn't in the mood to think about it.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Then, 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bout a second ago),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 text:c="1"/><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aking care of it; thinking about it this way, she smiled.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 </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let her knees bend and her hands fall on them, the rest of her upper body now resting its entire weight on her arms. A drop of sweat flowed down from her forehead, and it fell into a small puddle below her. The puddle was by no means deep or opaque, but by some trick of light, there was her reflection in it. </text:p>
      <text:p text:style-name="Normal"><text:span text:style-name="T1">『Say, how much longer are we going to pretend play? I'm sick of it,』 </text:span>it said.</text:p>
      <text:p text:style-name="Normal">She closed her eyes, ignored it, and walked to the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today's lessons had started not all that long ago, she should be alone for a while. </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joked. This expression simply wouldn't do, in front of others. So she closed her eyes, took a deep breath, and smiled. This first smile didn't look quite right, so she undid it and smiled again. And again. And again. And again. She kept on trying until at last, she was satisfied with her expression. With this innocent, harmless, and impenetrable mask on, she felt more at ease at the idea of meeting others, of meeting <text:span text:style-name="T1">you</text:span>. She'd always thought that since she didn't really have anything going for her, she should get at least this right. She had tried so many times, so many things to make herself smile, and in the end, this was the best she could do.</text:p>
      <text:p text:style-name="Normal">“Hm? Hold on, I didn't put any make-up on? Shit... Whatever! I look great even without it!” said the girl in the mask as she gave herself a thumbs up.</text:p>
      <text:p text:style-name="Normal"><text:span text:style-name="T1">『Well, time to go to class now.』</text:span></text:p>
      <text:p text:style-name="Normal">She finally exited the bathroom and went on her merry way to her classroom. <text:span text:style-name="T1">『Ok, 'merry' might be exaggerated.』</text:span> While she did look forward to seeing everyone, she was less thrilled by the fact that she was yet again late. The teachers weren't exactly pleased with her for it. <text:span text:style-name="T1">『... 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These skills, she had honed over the countless times being late; her objective: reach her seat and act like she'd been present from the beginning. And today, the goddess of victory was smiling at her. And yet, as she took her first step forward,</text:p>
      <text:p text:style-name="Normal">“*Ahem*, did you perhaps think you could sneak your way in this time, young lady?” asked the teacher, still facing the blackboard.</text:p>
      <text:p text:style-name="Normal">“Ah- ahahah, um, good morning sir, sorry for being late,” she said, <text:span text:style-name="T1">『Huh!? How did the ancient dwarf know I was here??』 </text:span>she thought. Had he perhaps grown eyes on the back of his head? That wasn't entirely impossible, it was the very nature of warfare to develop countermeasures to your opponents' countermeasures.</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